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c5c1" officeooo:paragraph-rsid="0000c5c1"/>
    </style:style>
    <style:style style:name="P2" style:family="paragraph" style:parent-style-name="Standard">
      <style:text-properties officeooo:rsid="0003a0df" officeooo:paragraph-rsid="0003a0df"/>
    </style:style>
    <style:style style:name="P3" style:family="paragraph" style:parent-style-name="Standard">
      <style:text-properties officeooo:rsid="0003f0c5" officeooo:paragraph-rsid="0003f0c5"/>
    </style:style>
    <style:style style:name="P4" style:family="paragraph" style:parent-style-name="Standard">
      <style:text-properties officeooo:rsid="00060637" officeooo:paragraph-rsid="00060637"/>
    </style:style>
    <style:style style:name="P5" style:family="paragraph" style:parent-style-name="Standard">
      <style:paragraph-properties fo:text-align="start" style:justify-single-word="false"/>
      <style:text-properties officeooo:rsid="00073aad" officeooo:paragraph-rsid="00073aad"/>
    </style:style>
    <style:style style:name="P6" style:family="paragraph" style:parent-style-name="Text_20_body">
      <style:paragraph-properties fo:margin-left="0cm" fo:margin-right="0cm" fo:margin-top="0cm" fo:margin-bottom="0cm" loext:contextual-spacing="false" style:line-height-at-least="0.847cm" fo:orphans="2" fo:widows="2" fo:text-indent="0cm" style:auto-text-indent="false" fo:padding="0cm" fo:border="none"/>
      <style:text-properties fo:font-variant="normal" fo:text-transform="none" fo:color="#424142" style:font-name="Georgia" fo:font-size="15pt" fo:letter-spacing="normal" fo:font-style="normal" fo:font-weight="normal"/>
    </style:style>
    <style:style style:name="P7" style:family="paragraph" style:parent-style-name="Text_20_body">
      <style:paragraph-properties fo:margin-left="0cm" fo:margin-right="0cm" fo:margin-top="0cm" fo:margin-bottom="0cm" loext:contextual-spacing="false" style:line-height-at-least="0.847cm" fo:orphans="2" fo:widows="2" fo:text-indent="0cm" style:auto-text-indent="false" fo:padding="0cm" fo:border="none"/>
      <style:text-properties fo:font-variant="normal" fo:text-transform="none" fo:color="#424142" style:font-name="Georgia" fo:font-size="15pt" fo:letter-spacing="normal" fo:font-style="normal" fo:font-weight="bold" fo:background-color="transparent" loext:padding="0cm" loext:border="none"/>
    </style:style>
    <style:style style:name="P8" style:family="paragraph" style:parent-style-name="Standard" style:list-style-name="L1">
      <style:text-properties officeooo:rsid="0003f0c5" officeooo:paragraph-rsid="0003f0c5"/>
    </style:style>
    <style:style style:name="P9" style:family="paragraph" style:parent-style-name="Standard" style:list-style-name="L2">
      <style:text-properties officeooo:rsid="000402ee" officeooo:paragraph-rsid="000402ee"/>
    </style:style>
    <style:style style:name="P10" style:family="paragraph" style:parent-style-name="Standard" style:list-style-name="L2">
      <style:text-properties officeooo:rsid="000523f7" officeooo:paragraph-rsid="000523f7"/>
    </style:style>
    <style:style style:name="P11" style:family="paragraph" style:parent-style-name="Standard" style:list-style-name="L2">
      <style:text-properties officeooo:rsid="00060637" officeooo:paragraph-rsid="00060637"/>
    </style:style>
    <style:style style:name="P12" style:family="paragraph" style:parent-style-name="Standard" style:list-style-name="L3">
      <style:paragraph-properties fo:text-align="start" style:justify-single-word="false"/>
      <style:text-properties officeooo:rsid="00073aad" officeooo:paragraph-rsid="00073aad"/>
    </style:style>
    <style:style style:name="P13" style:family="paragraph" style:parent-style-name="Text_20_body" style:list-style-name="L3">
      <style:paragraph-properties fo:text-align="start" style:justify-single-word="false"/>
      <style:text-properties fo:font-variant="normal" fo:text-transform="none" fo:color="#424142" style:font-name="Georgia" fo:font-size="15pt" fo:letter-spacing="normal" fo:font-style="normal" fo:font-weight="normal" officeooo:rsid="00073aad" officeooo:paragraph-rsid="00073aad"/>
    </style:style>
    <style:style style:name="P14" style:family="paragraph" style:parent-style-name="Text_20_body">
      <style:paragraph-properties fo:margin-left="0cm" fo:margin-right="0cm" fo:margin-top="0cm" fo:margin-bottom="0cm" loext:contextual-spacing="false" style:line-height-at-least="0.847cm" fo:orphans="2" fo:widows="2" fo:text-indent="0cm" style:auto-text-indent="false" fo:padding="0cm" fo:border="none"/>
      <style:text-properties fo:font-variant="normal" fo:text-transform="none" fo:color="#424142" style:font-name="Georgia" fo:font-size="15pt" fo:letter-spacing="normal" fo:font-style="normal" fo:font-weight="normal"/>
    </style:style>
    <style:style style:name="P15" style:family="paragraph" style:parent-style-name="Text_20_body">
      <style:paragraph-properties fo:margin-left="0cm" fo:margin-right="0cm" fo:margin-top="0cm" fo:margin-bottom="0cm" loext:contextual-spacing="false" style:line-height-at-least="0.847cm" fo:orphans="2" fo:widows="2" fo:text-indent="0cm" style:auto-text-indent="false" fo:padding="0cm" fo:border="none"/>
      <style:text-properties fo:font-variant="normal" fo:text-transform="none" fo:color="#424142" style:font-name="Georgia" fo:font-size="15pt" fo:letter-spacing="normal" fo:font-style="normal" fo:font-weight="normal" officeooo:rsid="00093542" officeooo:paragraph-rsid="00093542"/>
    </style:style>
    <style:style style:name="P16" style:family="paragraph" style:parent-style-name="Text_20_body" style:list-style-name="L4">
      <style:paragraph-properties fo:margin-top="0cm" fo:margin-bottom="0cm" loext:contextual-spacing="false" style:line-height-at-least="0.847cm" fo:orphans="2" fo:widows="2" fo:padding="0cm" fo:border="none"/>
      <style:text-properties fo:font-variant="normal" fo:text-transform="none" fo:color="#424142" style:font-name="Georgia" fo:font-size="15pt" fo:letter-spacing="normal" fo:font-style="normal" fo:font-weight="normal" officeooo:rsid="00093542" officeooo:paragraph-rsid="00093542"/>
    </style:style>
    <style:style style:name="P17" style:family="paragraph" style:parent-style-name="Text_20_body" style:list-style-name="L4">
      <style:paragraph-properties fo:margin-top="0cm" fo:margin-bottom="0cm" loext:contextual-spacing="false" style:line-height-at-least="0.847cm" fo:orphans="2" fo:widows="2" fo:padding="0cm" fo:border="none"/>
      <style:text-properties fo:font-variant="normal" fo:text-transform="none" fo:color="#424142" style:font-name="Georgia" fo:font-size="15pt" fo:letter-spacing="normal" fo:font-style="normal" fo:font-weight="normal" officeooo:paragraph-rsid="00093542"/>
    </style:style>
    <style:style style:name="P18"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Georgia" fo:font-size="15pt" fo:letter-spacing="normal" fo:font-style="normal" fo:font-weight="bold" fo:background-color="transparent" loext:padding="0cm" loext:border="none"/>
    </style:style>
    <style:style style:name="T1" style:family="text">
      <style:text-properties officeooo:rsid="00020444"/>
    </style:style>
    <style:style style:name="T2" style:family="text">
      <style:text-properties officeooo:rsid="00073aad"/>
    </style:style>
    <style:style style:name="T3" style:family="text">
      <style:text-properties officeooo:rsid="00093542"/>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wthorn Expt-</text:p>
      <text:p text:style-name="P1"/>
      <text:p text:style-name="P1">1924</text:p>
      <text:p text:style-name="P1">Hawthorn plant of Western Electric </text:p>
      <text:p text:style-name="P1">1. Effect of illumination on worker efficiency</text:p>
      <text:p text:style-name="P1"><text:tab/>New Experimental lights et up</text:p>
      <text:p text:style-name="P1"><text:tab/>Outputs went up for workers whose lights were turned up and also for those whose lights were not changed at all.</text:p>
      <text:p text:style-name="P1">It continued to go up even when lights were turned down.</text:p>
      <text:p text:style-name="P1"/>
      <text:p text:style-name="P1">2. Western electric took up to probe fr the inconclusive results of illumination study.</text:p>
      <text:p text:style-name="P1">Rlay making was taken up for the new expt of studing effect of rest breaks and differen working hours. </text:p>
      <text:p text:style-name="P1">6 women were assembled in a test room working on assembling <text:s/><text:span text:style-name="T1">relays for a telephone manufacturing unit.</text:span></text:p>
      <text:p text:style-name="P2">They were monitored by supervisors for around 5 years. Their productivity increased as much as it was never before. </text:p>
      <text:p text:style-name="P2"/>
      <text:p text:style-name="P2">Importance of social group and their influence on people’s performance was evaluated and recognised. </text:p>
      <text:p text:style-name="P2"/>
      <text:p text:style-name="P2"/>
      <text:p text:style-name="P3">1. Illumination experiments-</text:p>
      <text:p text:style-name="P3"/>
      <text:list xml:id="list2826506640149155470" text:style-name="L1">
        <text:list-item>
          <text:p text:style-name="P8">It was started to find how varyng levels of illumination (amount of light in workplace, physical factor) affected productivity. </text:p>
        </text:list-item>
        <text:list-item>
          <text:p text:style-name="P8">It was assumed that with higher illumination productivity will increase. </text:p>
        </text:list-item>
        <text:list-item>
          <text:p text:style-name="P8">Two groups of workers were formed. </text:p>
        </text:list-item>
        <text:list-item>
          <text:p text:style-name="P8">First group was experimental group-</text:p>
          <text:list>
            <text:list-header>
              <text:p text:style-name="P8">They were exposed to varying intensities of illumination.</text:p>
            </text:list-header>
          </text:list>
        </text:list-item>
        <text:list-item>
          <text:p text:style-name="P8">Second <text:s/>group was Control group-</text:p>
          <text:list>
            <text:list-header>
              <text:p text:style-name="P8">They continued to work under constant intensity of illuminatio</text:p>
            </text:list-header>
          </text:list>
        </text:list-item>
        <text:list-item>
          <text:p text:style-name="P8">As the illumintion was increased in experimetal group, both groups increased illumation.</text:p>
        </text:list-item>
        <text:list-item>
          <text:p text:style-name="P8">When the illumination decreased, the production continued to increse in both grous.</text:p>
        </text:list-item>
        <text:list-item>
          <text:p text:style-name="P8">The production in the exerimental group decreased only when illumation decreased to the level of moonlight as it was way below normal level.</text:p>
        </text:list-item>
        <text:list-item>
          <text:p text:style-name="P8">Conclusion-</text:p>
          <text:list>
            <text:list-item>
              <text:p text:style-name="P8">Illumation did not effect on productivity but something else was effecting it instead.</text:p>
            </text:list-item>
            <text:list-item>
              <text:p text:style-name="P8">Human factor was important in determining productivity but which aspect of it was in particular it was not known.</text:p>
            </text:list-item>
          </text:list>
        </text:list-item>
      </text:list>
      <text:p text:style-name="P3"/>
      <text:p text:style-name="P3">2. Relay Assmbly Test Room Experiments-</text:p>
      <text:p text:style-name="P3"/>
      <text:list xml:id="list6238583359227448703" text:style-name="L2">
        <text:list-item>
          <text:p text:style-name="P9">It was started to determine the effects of chnge in various job conditions on group productivity.</text:p>
        </text:list-item>
        <text:list-item>
          <text:p text:style-name="P9">A relay assembly test room was set up and from the entire worker team two girls were chosen.</text:p>
        </text:list-item>
        <text:list-item>
          <text:p text:style-name="P9">These 2 girls were asked to chose 4 more girls as co-workers.</text:p>
        </text:list-item>
        <text:list-item>
          <text:p text:style-name="P9">Work- Assembling telephone relays consisting of several parts </text:p>
        </text:list-item>
        <text:list-item>
          <text:p text:style-name="P9">Output depended on the girl’s speed and the continuity of work they maintained.</text:p>
        </text:list-item>
        <text:list-item>
          <text:p text:style-name="P10"><text:soft-page-break/>The group of girls was subject to numerous changes in respect to working conditions and working hours for 4-12 weeks .</text:p>
        </text:list-item>
        <text:list-item>
          <text:p text:style-name="P10">A supervisor was alloted who had to observe the group.</text:p>
        </text:list-item>
        <text:list-item>
          <text:p text:style-name="P10">The girls were given freedom of expression/opinion-</text:p>
          <text:list>
            <text:list-item>
              <text:list>
                <text:list-header>
                  <text:p text:style-name="P10">They were consulted before the introduction of any change.</text:p>
                  <text:p text:style-name="P10">They were asked to express viewpoints and concerns o supervisor.</text:p>
                  <text:p text:style-name="P10">In some cases they were allowed to take decisions on matterns concning theri work.</text:p>
                </text:list-header>
              </text:list>
            </text:list-item>
          </text:list>
        </text:list-item>
        <text:list-item>
          <text:p text:style-name="P10">Resultant Outcomes-</text:p>
          <text:list>
            <text:list-item>
              <text:p text:style-name="P11">Incentives given to the group of ladies now depended on the relative work done by others in the group the size of which was now just 5 instead of the whole lot. Hence productivity increased.</text:p>
            </text:list-item>
            <text:list-item>
              <text:p text:style-name="P11">When 2 five minutes break was given in the moring an in th evening the productivity increased. It furher shot up when the duration changed to 10 mins.</text:p>
            </text:list-item>
            <text:list-item>
              <text:p text:style-name="P11"><text:s/>The rest time was decreased but the frequency of breaks ws increased . Productivity decreased and the girls complained frequent breaks affected their rhythm of work.</text:p>
            </text:list-item>
            <text:list-item>
              <text:p text:style-name="P11">The number of rest was reduced to 2 as earlier but now snacks was iven during both durations. Productivity increased.</text:p>
            </text:list-item>
            <text:list-item>
              <text:p text:style-name="P11">Working hours were decreased by first 30 mins then an hour. Since the girls could leave early and were also give Saturday off Productivity increased and work was done on tme.</text:p>
            </text:list-item>
          </text:list>
        </text:list-item>
      </text:list>
      <text:p text:style-name="P4"/>
      <text:list xml:id="list234552561236053" text:continue-numbering="true" text:style-name="L2">
        <text:list-item>
          <text:p text:style-name="P11">With each change girls became more regular at work, their morale went up and less supervision was needed.</text:p>
        </text:list-item>
        <text:list-item>
          <text:p text:style-name="P11">When all the changes were reverted back to original conditions, Productivity still increased.</text:p>
        </text:list-item>
      </text:list>
      <text:p text:style-name="P4"/>
      <text:p text:style-name="P4"/>
      <text:list xml:id="list234553405791472" text:continue-numbering="true" text:style-name="L2">
        <text:list-item>
          <text:p text:style-name="P11">CONCLUSION-</text:p>
          <text:list>
            <text:list-item>
              <text:p text:style-name="P11">Productivity increased not because of positive changes in physical factors but because of positive change in girl’s attitude toward work and working grp.</text:p>
            </text:list-item>
            <text:list-item>
              <text:p text:style-name="P11">They developed a feeling of stability and sense of elongingness.</text:p>
            </text:list-item>
            <text:list-item>
              <text:p text:style-name="P11">Wiith more freedom of work came sense of responsibility and self discipline.</text:p>
            </text:list-item>
            <text:list-item>
              <text:p text:style-name="P11">Reltionship with supervisor became more healtyhy.</text:p>
            </text:list-item>
          </text:list>
        </text:list-item>
      </text:list>
      <text:p text:style-name="P4"/>
      <text:p text:style-name="P4"/>
      <text:p text:style-name="P4">3. <text:s/><text:span text:style-name="T2">Mass Interviewing rogramme--</text:span></text:p>
      <text:list xml:id="list7364218118116523319" text:style-name="L3">
        <text:list-item>
          <text:p text:style-name="P12">20,000 interviews were conducted to determine employees’ attitude toward- 1. company </text:p>
          <text:list>
            <text:list-item>
              <text:list>
                <text:list-item>
                  <text:list>
                    <text:list-item>
                      <text:list>
                        <text:list-item>
                          <text:list>
                            <text:list-item>
                              <text:list>
                                <text:list-item>
                                  <text:list>
                                    <text:list-item>
                                      <text:list>
                                        <text:list-item>
                                          <text:list>
                                            <text:list-header>
                                              <text:p text:style-name="P12"><text:s text:c="18"/><text:tab/><text:tab/><text:tab/><text:tab/><text:tab/>2. supervision</text:p>
                                              <text:p text:style-name="P12"><text:s/><text:tab/><text:tab/><text:tab/><text:tab/><text:tab/>3. Isurance plan</text:p>
                                              <text:p text:style-name="P12"><text:s text:c="2"/><text:tab/><text:tab/><text:tab/><text:tab/><text:tab/>4. Promotion</text:p>
                                              <text:p text:style-name="P12"><text:s text:c="3"/><text:tab/><text:tab/><text:tab/><text:tab/><text:tab/><text:tab/>5. Wages</text:p>
                                            </text:list-header>
                                          </text:list>
                                        </text:list-item>
                                      </text:list>
                                    </text:list-item>
                                  </text:list>
                                </text:list-item>
                              </text:list>
                            </text:list-item>
                          </text:list>
                        </text:list-item>
                      </text:list>
                    </text:list-item>
                  </text:list>
                </text:list-item>
              </text:list>
            </text:list-item>
          </text:list>
        </text:list-item>
        <text:list-item>
          <text:p text:style-name="P12">First a series of direct questionig interviews- </text:p>
          <text:list>
            <text:list-item>
              <text:p text:style-name="P12">Not effective</text:p>
            </text:list-item>
            <text:list-item>
              <text:p text:style-name="P12">Resulted into mere “yes” “no” responses</text:p>
            </text:list-item>
            <text:list-item>
              <text:p text:style-name="P12">Caused antagonism in them.</text:p>
            </text:list-item>
          </text:list>
        </text:list-item>
        <text:list-item>
          <text:p text:style-name="P12">Second, were non-directive interviews-</text:p>
          <text:list>
            <text:list-item>
              <text:p text:style-name="P12">Employees were allowed to talk and express their opinions.</text:p>
            </text:list-item>
          </text:list>
        </text:list-item>
        <text:list-item>
          <text:p text:style-name="P12">Highlited the importance of human behaviour in an org.</text:p>
        </text:list-item>
      </text:list>
      <text:p text:style-name="P5"/>
      <text:list xml:id="list234551554086573" text:continue-numbering="true" text:style-name="L3">
        <text:list-item>
          <text:p text:style-name="P12">Conclusions-</text:p>
          <text:p text:style-name="P13"><text:soft-page-break/>1. A complaint is not necessarily an objective recital of facts; it is a symptom of personal disturbance the cause of which may be deep seated.</text:p>
        </text:list-item>
      </text:list>
      <text:p text:style-name="P6">2. Objects, persons or events are carriers of social meanings. They become related to employee satisfaction or dissatisfaction only as the employee comes to view them from his personal situation.</text:p>
      <text:p text:style-name="P6">3. The personal situation of the worker is a configuration, composed of a personal preference involving sentiments, desires and interests of the person and the social reference constituting the person’s social past and his present interpersonal relations.</text:p>
      <text:p text:style-name="P6">4. The position or status of worker in the company is a reference from which the worker assigns meaning and value to the events, objects and features of his environment such as hours of work, wages, etc.</text:p>
      <text:p text:style-name="P6">5. The social organisation of the company represents a system of values from which the worker derives satisfaction or dissatisfaction according to the perception of his social status and the expected social rewards.</text:p>
      <text:p text:style-name="P6">6. The social demands of the worker are influenced by social experience in groups both inside and outside the work plant.</text:p>
      <text:p text:style-name="P6">During the course of interviews, it was discovered that workers’ behaviour was being influenced by group behaviour. However, this conclusion was not very satisfactory and, therefore, researches decided to conduct another series of experiments. As such, the detailed study of a shop situation was started to find out the behaviour of workers in small groups.</text:p>
      <text:p text:style-name="P6"/>
      <text:p text:style-name="P15"/>
      <text:p text:style-name="P15"/>
      <text:p text:style-name="P15"/>
      <text:p text:style-name="P15"/>
      <text:p text:style-name="P15"/>
      <text:p text:style-name="P15"><text:soft-page-break/>4. Bank Wiring Observation Room Experiment-</text:p>
      <text:list xml:id="list3987919396597634707" text:style-name="L4">
        <text:list-item>
          <text:p text:style-name="P16">Impact of small groups on individuals. </text:p>
        </text:list-item>
        <text:list-item>
          <text:p text:style-name="P16">Group of 14 men was formed to work on trminal banks required in telephone exchange.</text:p>
        </text:list-item>
        <text:list-item>
          <text:p text:style-name="P16">Pay was based on avg output of each worker.</text:p>
        </text:list-item>
        <text:list-item>
          <text:p text:style-name="P16">An additional incentive was given based upon the grop work.</text:p>
        </text:list-item>
        <text:list-item>
          <text:p text:style-name="P16">It was hypothised that the productivity would increase that the fast workers would prssurize slow workers to work efficiently in order to take advantage of group incentive.</text:p>
        </text:list-item>
        <text:list-item>
          <text:p text:style-name="P16">But productivity did not increaes. </text:p>
        </text:list-item>
        <text:list-item>
          <text:p text:style-name="P16">Workers had fear of losing job so they tried to work on it for as long as possible. They had a sense of insecurity.</text:p>
        </text:list-item>
        <text:list-item>
          <text:p text:style-name="P16">They thought that if they work more and produce more they would be burdened by more work.</text:p>
        </text:list-item>
        <text:list-item>
          <text:p text:style-name="P16">Fast workers did not want that the slow workers’ performance be judged in front of theirs so they slowed down their production too in order to get evryone at same level.</text:p>
        </text:list-item>
        <text:list-item>
          <text:p text:style-name="P16">Conclusion-</text:p>
          <text:list>
            <text:list-item>
              <text:p text:style-name="P16">There are motivations other than economic needs to get motivation at work.</text:p>
            </text:list-item>
            <text:list-item>
              <text:p text:style-name="P16">Eole are social bing not economic being.</text:p>
            </text:list-item>
            <text:list-item>
              <text:p text:style-name="P17"><text:span text:style-name="T3">They are memebers of group and management should understand and respect group attitude and group psychology.</text:span></text:p>
              <text:p text:style-name="P17"/>
            </text:list-item>
          </text:list>
        </text:list-item>
      </text:list>
      <text:p text:style-name="P7">The following were the main conclusions drawn by Prof. Mayo on the basis of Hawthorne studies:</text:p>
      <text:p text:style-name="P7">1. Social Unit:</text:p>
      <text:p text:style-name="P6">A factory is not only a techno-economic unit, but also a social unit. Men are social beings. This social characteristic at work plays an important role in motivating people. The output increased in Relay Room due to <text:soft-page-break/>effectively functioning of a social group with a warm relationship with its supervisors.</text:p>
      <text:p text:style-name="P7">2. Group Influence:</text:p>
      <text:p text:style-name="P6">The workers in a group develop a common psychological bond uniting them as £ group in the form of informal organisation. Their behaviour is influenced by these groups. Pressure of a group, rather than management demands, frequently has the strongest influence on how productive workers would be.</text:p>
      <text:p text:style-name="P7">3. Group Behaviour:</text:p>
      <text:p text:style-name="P6">Management must understand that a typical group behaviour can dominate or even supersede individual propensities.</text:p>
      <text:p text:style-name="P7">4. Motivation:</text:p>
      <text:p text:style-name="P6">Human and social motivation can play even a greater role than mere monitory incentives in moving or motivating and managing employee group.</text:p>
      <text:p text:style-name="P7">5. Supervision:</text:p>
      <text:p text:style-name="P6">The style of supervision affects worker’s attitude to work and his productivity. A supervisor who is friendly with his workers and takes interest in their social problems can get co-operation and better results from the subordinates.</text:p>
      <text:p text:style-name="P7">6. Working Conditions:</text:p>
      <text:p text:style-name="P6">Productivity increases as a result of improved working conditions in the organisation.</text:p>
      <text:p text:style-name="P7">7. Employee Morale:</text:p>
      <text:p text:style-name="P6">Mayo pointed out that workers were not simply cogs, in the machinery, instead the employee morale (both individual and in groups) can have profound effects on productivity.</text:p>
      <text:p text:style-name="P7">8. Communication:</text:p>
      <text:p text:style-name="P6"><text:soft-page-break/>Experiments have shown that the output increases when workers are explained the logic behind various decisions and their participation in decision making brings better results.</text:p>
      <text:p text:style-name="P7">9. Balanced Approach:</text:p>
      <text:p text:style-name="P6">The problems of workers could not be solved by taking one factor i.e. management could not achieve the results by emphasizing one aspect. All the things should be discussed and decision be taken for improving the whole situation. A balanced approach to the whole situation can show better results.</text:p>
      <text:list xml:id="list234553465945560" text:continue-list="list234551554086573" text:style-name="L3">
        <text:list-header>
          <text:p text:style-name="P12"/>
        </text:list-header>
      </text:list>
      <text:p text:style-name="P4"/>
      <text:list xml:id="list234551739065201" text:continue-list="list2826506640149155470" text:style-name="L1">
        <text:list-item>
          <text:list>
            <text:list-header>
              <text:p text:style-name="P8"/>
            </text:list-header>
          </text:list>
        </text:list-item>
      </text:list>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23:25:23.229792459</meta:creation-date>
    <dc:date>2019-02-09T23:45:51.453828288</dc:date>
    <meta:editing-duration>PT41M39S</meta:editing-duration>
    <meta:editing-cycles>4</meta:editing-cycles>
    <meta:generator>LibreOffice/5.1.6.2$Linux_X86_64 LibreOffice_project/10m0$Build-2</meta:generator>
    <meta:document-statistic meta:table-count="0" meta:image-count="0" meta:object-count="0" meta:page-count="6" meta:paragraph-count="109" meta:word-count="1530" meta:character-count="9210" meta:non-whitespace-character-count="7788"/>
  </office:meta>
</office:document-meta>
</file>